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/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table:style-name="ce26" office:value-type="string">
            <text:p>Burrow</text:p>
          </table:table-cell>
          <table:table-cell table:style-name="ce26"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table:style-name="ce26" office:value-type="string">
            <text:p>Bellowing Roar</text:p>
          </table:table-cell>
          <table:table-cell table:style-name="ce26" office:value-type="string">
            <text:p>Wing Buffet</text:p>
          </table:table-cell>
          <table:table-cell table:style-name="ce26" office:value-type="string">
            <text:p>Devouring Flame</text:p>
          </table:table-cell>
          <table:table-cell table:style-name="ce26"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table:style-name="ce26" office:value-type="string">
            <text:p>Ice Claw</text:p>
          </table:table-cell>
          <table:table-cell table:style-name="ce26" office:value-type="string">
            <text:p>Harden Skin</text:p>
          </table:table-cell>
          <table:table-cell table:style-name="ce26" office:value-type="string">
            <text:p>Ice Wall</text:p>
          </table:table-cell>
          <table:table-cell table:style-name="ce26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table:style-name="ce26" office:value-type="string">
            <text:p>Warper</text:p>
          </table:table-cell>
          <table:table-cell table:style-name="ce26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table:style-name="ce26" office:value-type="string">
            <text:p>Turtle</text:p>
          </table:table-cell>
          <table:table-cell table:style-name="ce26" office:value-type="string">
            <text:p>Spider</text:p>
          </table:table-cell>
          <table:table-cell table:style-name="ce26" office:value-type="string">
            <text:p>Benevolent Spirit</text:p>
          </table:table-cell>
          <table:table-cell table:style-name="ce26"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table:style-name="ce26" office:value-type="string">
            <text:p>Rage</text:p>
          </table:table-cell>
          <table:table-cell table:style-name="ce26" office:value-type="string">
            <text:p>Detonate</text:p>
          </table:table-cell>
          <table:table-cell office:value-type="string">
            <text:p>Resilience</text:p>
          </table:table-cell>
          <table:table-cell table:style-name="ce26"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/03/2010</text:date>, <text:time>18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7T18:24:37</dc:date>
    <dc:language>fr-FR</dc:language>
    <meta:editing-cycles>135</meta:editing-cycles>
    <meta:editing-duration>PT258H06M55S</meta:editing-duration>
    <dc:creator>Nicolas Casalini</dc:creator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